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Handbuch</text:h>
            <text:p text:style-name="Text_20_body"/>
            <text:p text:style-name="Textkörper_20_Einrückung_20_Organon">Extension für LibreOffice (LO) und OpenOffice (OO)</text:p>
            <text:p text:style-name="Textkörper_20_Einrückung_20_Organon">getestet für Win7 (LO 4.2.0.4 und OO 4.0.1) und Ubuntu 13.10 (LO 4.2.0.4), ungetestet für Mac </text:p>
            <text:p text:style-name="Textkörper_20_Einrückung_20_Organon"/>
            <text:p text:style-name="Textkörper_20_Einrückung_20_Organon"/>
            <text:p text:style-name="Textkörper_20_Einrückung_20_Organon"><text:span text:style-name="T1">Hinweis</text:span>: Dies ist eine Beta Version.</text:p>
            <text:p text:style-name="Text_20_body_20_indent"/>
            <text:p text:style-name="Text_20_body_20_indent"/>
            <text:p text:style-name="Text_20_body_20_indent">Organon ist ein Werkzeug für eine </text:p>
            <text:p text:style-name="P1">übersichtliche Navigation zwischen </text:p>
            <text:p text:style-name="P1">Texten in Writer.</text:p>
            <text:p text:style-name="P1">(OpenOffice und LibreOffice)</text:p>
            <text:p text:style-name="P1"><text:s/></text:p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körper_20_Einrückung_20_Organon">Der Quellcode des Projektes findet sich unter:</text:p>
  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körper_20_Einrückung_20_Organon">Bekannte Fehler sind hier gelistet:</text:p>
  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körper_20_Einrückung_20_Organon"/>
        </text:section>
      </text:section>
      <text:section text:style-name="Sect1" text:name="OrganonSec1" text:display="none">
        <text:h text:style-name="Heading_20_1" text:outline-level="1"/>
      </text:section>
      <text:section text:style-name="Sect1" text:name="OrganonSec2" text:display="none">
        <text:h text:style-name="Heading_20_1" text:outline-level="1"/>
      </text:section>
      <text:section text:style-name="Sect1" text:name="OrganonSec3" text:display="none">
        <text:h text:style-name="Heading_20_1" text:outline-level="1"/>
      </text:section>
      <text:section text:style-name="Sect1" text:name="OrganonSec4" text:display="none">
        <text:h text:style-name="Heading_20_1" text:outline-level="1"/>
      </text:section>
      <text:section text:style-name="Sect1" text:name="OrganonSec5" text:display="none">
        <text:h text:style-name="Heading_20_1" text:outline-level="1"/>
      </text:section>
      <text:section text:style-name="Sect1" text:name="OrganonSec6" text:display="none">
        <text:h text:style-name="Heading_20_1" text:outline-level="1"/>
      </text:section>
      <text:section text:style-name="Sect1" text:name="OrganonSec7" text:display="none">
        <text:h text:style-name="Heading_20_1" text:outline-level="1"/>
      </text:section>
      <text:section text:style-name="Sect1" text:name="OrganonSec8" text:display="none">
        <text:h text:style-name="Heading_20_1" text:outline-level="1"/>
      </text:section>
      <text:section text:style-name="Sect1" text:name="OrganonSec9" text:display="none">
        <text:h text:style-name="Heading_20_1" text:outline-level="1"/>
      </text:section>
      <text:section text:style-name="Sect1" text:name="OrganonSec10" text:display="none">
        <text:h text:style-name="Heading_20_1" text:outline-level="1"/>
      </text:section>
      <text:section text:style-name="Sect1" text:name="OrganonSec11" text:display="none">
        <text:h text:style-name="Heading_20_1" text:outline-level="1"/>
      </text:section>
      <text:section text:style-name="Sect1" text:name="OrganonSec12" text:display="none">
        <text:h text:style-name="Heading_20_1" text:outline-level="1"/>
      </text:section>
      <text:section text:style-name="Sect1" text:name="OrganonSec13" text:display="none">
        <text:h text:style-name="Heading_20_1" text:outline-level="1"/>
      </text:section>
      <text:section text:style-name="Sect1" text:name="OrganonSec14" text:display="none">
        <text:h text:style-name="Heading_20_1" text:outline-level="1"/>
      </text:section>
      <text:section text:style-name="Sect1" text:name="OrganonSec15" text:display="none">
        <text:h text:style-name="Heading_20_1" text:outline-level="1"/>
      </text:section>
      <text:section text:style-name="Sect1" text:name="OrganonSec16" text:display="none">
        <text:h text:style-name="Heading_20_1" text:outline-level="1"/>
      </text:section>
      <text:section text:style-name="Sect1" text:name="OrganonSec17" text:display="none">
        <text:h text:style-name="Heading_20_1" text:outline-level="1"/>
      </text:section>
      <text:section text:style-name="Sect1" text:name="OrganonSec18" text:display="none">
        <text:h text:style-name="Heading_20_1" text:outline-level="1"/>
      </text:section>
      <text:section text:style-name="Sect1" text:name="OrganonSec19" text:display="none">
        <text:h text:style-name="Heading_20_1" text:outline-level="1"/>
      </text:section>
      <text:section text:style-name="Sect1" text:name="OrganonSec20" text:display="none">
        <text:h text:style-name="Heading_20_1" text:outline-level="1"/>
      </text:section>
      <text:section text:style-name="Sect1" text:name="OrganonSec21" text:display="none">
        <text:h text:style-name="Heading_20_1" text:outline-level="1"/>
      </text:section>
      <text:section text:style-name="Sect1" text:name="OrganonSec22" text:display="none">
        <text:h text:style-name="Heading_20_1" text:outline-level="1"/>
      </text:section>
      <text:section text:style-name="Sect1" text:name="OrganonSec23" text:display="none">
        <text:h text:style-name="Heading_20_1" text:outline-level="1"/>
      </text:section>
      <text:section text:style-name="Sect1" text:name="OrganonSec24" text:display="none">
        <text:h text:style-name="Heading_20_1" text:outline-level="1"/>
      </text:section>
      <text:section text:style-name="Sect1" text:name="OrganonSec25" text:display="none">
        <text:h text:style-name="Heading_20_1" text:outline-level="1"/>
      </text:section>
      <text:section text:style-name="Sect1" text:name="OrganonSec26" text:display="none">
        <text:h text:style-name="Heading_20_1" text:outline-level="1"/>
      </text:section>
      <text:section text:style-name="Sect1" text:name="OrganonSec27" text:display="none">
        <text:h text:style-name="Heading_20_1" text:outline-level="1"/>
      </text:section>
      <text:section text:style-name="Sect1" text:name="OrganonSec28" text:display="none">
        <text:h text:style-name="Heading_20_1" text:outline-level="1"/>
      </text:section>
      <text:section text:style-name="Sect1" text:name="OrganonSec29" text:display="none">
        <text:h text:style-name="Heading_20_1" text:outline-level="1"/>
      </text:section>
      <text:section text:style-name="Sect1" text:name="OrganonSec30" text:display="none">
        <text:h text:style-name="Heading_20_1" text:outline-level="1"/>
      </text:section>
      <text:section text:style-name="Sect1" text:name="OrganonSec31" text:display="none">
        <text:h text:style-name="Heading_20_1" text:outline-level="1"/>
      </text:section>
      <text:section text:style-name="Sect1" text:name="OrganonSec32" text:display="none">
        <text:h text:style-name="Heading_20_1" text:outline-level="1"/>
      </text:section>
      <text:section text:style-name="Sect1" text:name="OrganonSec33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7-09T13:04:19.25</meta:creation-date>
    <dc:date>2014-07-09T13:28:34.78</dc:date>
    <meta:editing-duration>PT6S</meta:editing-duration>
    <meta:editing-cycles>1</meta:editing-cycles>
    <meta:generator>OpenOffice/4.1.0$Win32 OpenOffice.org_project/410m18$Build-9764</meta:generator>
    <meta:document-statistic meta:table-count="0" meta:image-count="0" meta:object-count="0" meta:page-count="1" meta:paragraph-count="14" meta:word-count="60" meta:character-count="470"/>
    <meta:user-defined meta:name="ProjektName">pfade</meta:user-defined>
  </office:meta>
</office:document-meta>
</file>